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table:number-columns-repeated="11"/>
          <table:table-cell table:style-name="Default"/>
        </table:table-row>
        <table:table-row table:style-name="ro2">
          <table:table-cell office:value-type="string">
            <text:p>Bird_1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([.B2]*1.2 + [.C2]*1.15 +[.D2]*1.1 + [.E2] * 1.05 + [.F2] * 1 + [.G2]*0.95 + [.H2]*0.9+[.I2]*0.85+[.J2]*0.8)/9" office:value-type="float" office:value="0">
            <text:p>0</text:p>
          </table:table-cell>
        </table:table-row>
        <table:table-row table:style-name="ro2">
          <table:table-cell office:value-type="string">
            <text:p>Bone_1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B3]*1.2 + [.C3]*1.15 +[.D3]*1.1 + [.E3] * 1.05 + [.F3] * 1 + [.G3]*0.95 + [.H3]*0.9+[.I3]*0.85+[.J3]*0.8)/9" office:value-type="float" office:value="0.605555555555556">
            <text:p>0.6055555556</text:p>
          </table:table-cell>
        </table:table-row>
        <table:table-row table:style-name="ro2">
          <table:table-cell office:value-type="string">
            <text:p>Camel_27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([.B4]*1.2 + [.C4]*1.15 +[.D4]*1.1 + [.E4] * 1.05 + [.F4] * 1 + [.G4]*0.95 + [.H4]*0.9+[.I4]*0.85+[.J4]*0.8)/9" office:value-type="float" office:value="0">
            <text:p>0</text:p>
          </table:table-cell>
        </table:table-row>
        <table:table-row table:style-name="ro2">
          <table:table-cell office:value-type="string">
            <text:p>dog_sheep_cow_wolf_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([.B5]*1.2 + [.C5]*1.15 +[.D5]*1.1 + [.E5] * 1.05 + [.F5] * 1 + [.G5]*0.95 + [.H5]*0.9+[.I5]*0.85+[.J5]*0.8)/9" office:value-type="float" office:value="0.322222222222222">
            <text:p>0.3222222222</text:p>
          </table:table-cell>
        </table:table-row>
        <table:table-row table:style-name="ro2">
          <table:table-cell office:value-type="string">
            <text:p>Human_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([.B6]*1.2 + [.C6]*1.15 +[.D6]*1.1 + [.E6] * 1.05 + [.F6] * 1 + [.G6]*0.95 + [.H6]*0.9+[.I6]*0.85+[.J6]*0.8)/9" office:value-type="float" office:value="0.544444444444444">
            <text:p>0.5444444444</text:p>
          </table:table-cell>
        </table:table-row>
        <table:table-row table:style-name="ro2">
          <table:table-cell office:value-type="string">
            <text:p>Elephant_5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([.B7]*1.2 + [.C7]*1.15 +[.D7]*1.1 + [.E7] * 1.05 + [.F7] * 1 + [.G7]*0.95 + [.H7]*0.9+[.I7]*0.85+[.J7]*0.8)/9" office:value-type="float" office:value="0.183333333333333">
            <text:p>0.1833333333</text:p>
          </table:table-cell>
        </table:table-row>
        <table:table-row table:style-name="ro2">
          <table:table-cell office:value-type="string">
            <text:p>Rake_6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([.B8]*1.2 + [.C8]*1.15 +[.D8]*1.1 + [.E8] * 1.05 + [.F8] * 1 + [.G8]*0.95 + [.H8]*0.9+[.I8]*0.85+[.J8]*0.8)/9" office:value-type="float" office:value="0.75">
            <text:p>0.75</text:p>
          </table:table-cell>
        </table:table-row>
        <table:table-row table:style-name="ro2">
          <table:table-cell office:value-type="string">
            <text:p>Cup_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B9]*1.2 + [.C9]*1.15 +[.D9]*1.1 + [.E9] * 1.05 + [.F9] * 1 + [.G9]*0.95 + [.H9]*0.9+[.I9]*0.85+[.J9]*0.8)/9" office:value-type="float" office:value="0.438888888888889">
            <text:p>0.4388888889</text:p>
          </table:table-cell>
        </table:table-row>
        <table:table-row table:style-name="ro2">
          <table:table-cell office:value-type="string">
            <text:p>Hammer_89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([.B10]*1.2 + [.C10]*1.15 +[.D10]*1.1 + [.E10] * 1.05 + [.F10] * 1 + [.G10]*0.95 + [.H10]*0.9+[.I10]*0.85+[.J10]*0.8)/9" office:value-type="float" office:value="0">
            <text:p>0</text:p>
          </table:table-cell>
        </table:table-row>
        <table:table-row table:style-name="ro2">
          <table:table-cell office:value-type="string">
            <text:p>performance</text:p>
          </table:table-cell>
          <table:table-cell table:number-columns-repeated="10"/>
          <table:table-cell table:formula="of:=SUM([.L2:.L10])/9" office:value-type="float" office:value="0.316049382716049">
            <text:p>0.3160493827</text:p>
          </table:table-cell>
        </table:table-row>
        <table:table-row table:style-name="ro2">
          <table:table-cell office:value-type="string">
            <text:p>Performance %</text:p>
          </table:table-cell>
          <table:table-cell table:number-columns-repeated="10"/>
          <table:table-cell table:style-name="Default" table:formula="of:=[.L11]*100" office:value-type="float" office:value="31.6049382716049">
            <text:p>31.6049382716</text:p>
          </table:table-cell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style-name="Default"/>
        </table:table-row>
        <table:table-row table:style-name="ro3">
          <table:table-cell office:value-type="string">
            <text:p>to pdf exei 2 selides</text:p>
          </table:table-cell>
          <table:table-cell table:number-columns-repeated="10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farov </meta:initial-creator>
    <meta:creation-date>2013-12-29T15:25:33</meta:creation-date>
    <dc:date>2013-12-30T00:15:35</dc:date>
    <dc:creator>chefarov </dc:creator>
    <meta:editing-duration>PT20M15S</meta:editing-duration>
    <meta:editing-cycles>6</meta:editing-cycles>
    <meta:generator>LibreOffice/3.5$Linux_x86 LibreOffice_project/350m1$Build-2</meta:generator>
    <meta:document-statistic meta:table-count="3" meta:cell-count="105" meta:object-count="0"/>
  </office:meta>
</office:document-meta>
</file>